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MU Serif" fo:font-size="13pt" officeooo:paragraph-rsid="00149ba0" style:font-size-asian="13pt" style:font-size-complex="13pt"/>
    </style:style>
    <style:style style:name="P2" style:family="paragraph" style:parent-style-name="Standard">
      <style:text-properties style:font-name="CMU Serif" fo:font-size="13pt" officeooo:paragraph-rsid="001610f8" style:font-size-asian="13pt" style:font-size-complex="13pt"/>
    </style:style>
    <style:style style:name="P3" style:family="paragraph" style:parent-style-name="Standard">
      <style:text-properties style:font-name="CMU Serif" fo:font-size="13pt" officeooo:rsid="0056c7dc" officeooo:paragraph-rsid="0056c7dc" style:font-size-asian="13pt" style:font-size-complex="13pt"/>
    </style:style>
    <style:style style:name="P4" style:family="paragraph" style:parent-style-name="Standard">
      <style:text-properties style:font-name="CMU Serif" fo:font-size="13pt" officeooo:paragraph-rsid="001fc16d" style:font-size-asian="13pt" style:font-size-complex="13pt"/>
    </style:style>
    <style:style style:name="P5" style:family="paragraph" style:parent-style-name="Standard">
      <style:text-properties style:font-name="CMU Serif" fo:font-size="13pt" fo:font-weight="bold" officeooo:paragraph-rsid="001610f8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MU Serif" fo:font-size="13pt" fo:font-weight="bold" officeooo:rsid="002178a7" officeooo:paragraph-rsid="002c6b1b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MU Serif" fo:font-size="13pt" fo:font-weight="bold" officeooo:rsid="002178a7" officeooo:paragraph-rsid="002178a7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MU Serif" fo:font-size="13pt" fo:font-weight="bold" officeooo:rsid="0056c7dc" officeooo:paragraph-rsid="0056c7dc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MU Serif" fo:font-size="13pt" fo:font-weight="bold" officeooo:rsid="002308ef" officeooo:paragraph-rsid="003c0103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CMU Serif" fo:font-size="13pt" fo:font-weight="bold" officeooo:rsid="002308ef" officeooo:paragraph-rsid="002308ef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MU Serif" fo:font-size="13pt" fo:font-weight="bold" officeooo:rsid="002308ef" officeooo:paragraph-rsid="005d2f20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MU Serif" fo:font-size="13pt" fo:font-weight="bold" officeooo:rsid="002308ef" officeooo:paragraph-rsid="005e79a1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MU Serif" fo:font-size="13pt" fo:font-weight="normal" officeooo:rsid="004ab96a" officeooo:paragraph-rsid="004ab96a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CMU Serif" fo:font-size="12pt" fo:font-style="italic" fo:font-weight="normal" officeooo:rsid="002592ac" officeooo:paragraph-rsid="002592a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12pt" fo:font-style="italic" fo:font-weight="normal" officeooo:rsid="0043e8ea" officeooo:paragraph-rsid="0043e8ea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MU Serif" fo:font-size="12pt" fo:font-weight="normal" officeooo:rsid="002178a7" officeooo:paragraph-rsid="0045527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MU Serif" fo:font-size="12pt" fo:font-weight="bold" officeooo:rsid="002178a7" officeooo:paragraph-rsid="002c6b1b" style:font-size-asian="12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12pt" fo:font-weight="bold" officeooo:rsid="002592ac" officeooo:paragraph-rsid="0036f7f4" style:font-size-asian="12pt" style:font-weight-asian="bold" style:font-size-complex="12pt" style:font-weight-complex="bold"/>
    </style:style>
    <style:style style:name="P19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12pt" fo:font-weight="bold" officeooo:rsid="002308ef" officeooo:paragraph-rsid="002308e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MU Serif" fo:font-size="12pt" fo:font-weight="bold" officeooo:rsid="002308ef" officeooo:paragraph-rsid="0027cc7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MU Serif" fo:font-size="12pt" officeooo:rsid="0034b12c" officeooo:paragraph-rsid="005e79a1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2pt" officeooo:paragraph-rsid="0057cfee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2pt" officeooo:paragraph-rsid="0043e8ea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2pt" fo:font-style="italic" officeooo:rsid="00433b65" officeooo:paragraph-rsid="00433b65" style:font-size-asian="12pt" style:font-style-asian="italic" style:font-size-complex="12pt" style:font-style-complex="italic"/>
    </style:style>
    <style:style style:name="P25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2pt" fo:font-style="italic" officeooo:rsid="0043e8ea" officeooo:paragraph-rsid="0043e8ea" style:font-size-asian="12pt" style:font-style-asian="italic" style:font-size-complex="12pt" style:font-style-complex="italic"/>
    </style:style>
    <style:style style:name="P26" style:family="paragraph" style:parent-style-name="Standard">
      <style:text-properties officeooo:rsid="004ab96a" officeooo:paragraph-rsid="004ab96a"/>
    </style:style>
    <style:style style:name="P27" style:family="paragraph" style:parent-style-name="Standard">
      <style:text-properties officeooo:paragraph-rsid="004ab96a"/>
    </style:style>
    <style:style style:name="P28" style:family="paragraph" style:parent-style-name="Horizontal_20_Line">
      <style:text-properties officeooo:rsid="003e5b81" officeooo:paragraph-rsid="003c0103"/>
    </style:style>
    <style:style style:name="P29" style:family="paragraph" style:parent-style-name="Horizontal_20_Line">
      <style:text-properties officeooo:paragraph-rsid="0027cc74"/>
    </style:style>
    <style:style style:name="P30" style:family="paragraph" style:parent-style-name="Horizontal_20_Line">
      <style:text-properties style:font-name="CMU Serif" fo:font-size="13pt" fo:font-weight="bold" officeooo:rsid="002178a7" officeooo:paragraph-rsid="0034b12c" style:font-size-asian="13pt" style:font-weight-asian="bold" style:font-size-complex="13pt" style:font-weight-complex="bold"/>
    </style:style>
    <style:style style:name="P31" style:family="paragraph" style:parent-style-name="Horizontal_20_Line">
      <style:text-properties officeooo:rsid="0027cc74" officeooo:paragraph-rsid="005e79a1"/>
    </style:style>
    <style:style style:name="P32" style:family="paragraph" style:parent-style-name="Horizontal_20_Line">
      <style:text-properties officeooo:paragraph-rsid="005d2f20"/>
    </style:style>
    <style:style style:name="P33" style:family="paragraph" style:parent-style-name="Standard" style:list-style-name="L1">
      <style:text-properties style:font-name="CMU Serif" fo:font-size="12pt" fo:font-weight="normal" officeooo:rsid="00479966" officeooo:paragraph-rsid="005e79a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font-name="CMU Serif" fo:font-size="12pt" fo:font-weight="normal" officeooo:rsid="005cbbe6" officeooo:paragraph-rsid="005cbbe6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CMU Serif" fo:font-size="12pt" fo:font-weight="normal" officeooo:rsid="004b7669" officeooo:paragraph-rsid="004b7669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text-properties style:font-name="CMU Serif" fo:font-size="12pt" fo:font-weight="normal" officeooo:rsid="004bbdd3" officeooo:paragraph-rsid="004bbdd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style:font-name="CMU Serif" fo:font-size="12pt" fo:font-weight="normal" officeooo:rsid="0060ee21" officeooo:paragraph-rsid="0060ee21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text-properties style:font-name="CMU Serif" fo:font-size="13pt" officeooo:paragraph-rsid="001610f8" style:font-size-asian="13pt" style:font-size-complex="13pt"/>
    </style:style>
    <style:style style:name="P39" style:family="paragraph" style:parent-style-name="Standard">
      <style:text-properties style:font-name="CMU Serif" fo:font-size="13pt" fo:font-weight="bold" officeooo:rsid="002308ef" officeooo:paragraph-rsid="005d2f20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CMU Serif" fo:font-size="13pt" fo:font-weight="bold" officeooo:rsid="00626205" officeooo:paragraph-rsid="00626205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MU Serif" fo:font-size="18pt" fo:font-weight="bold" officeooo:rsid="001fc16d" officeooo:paragraph-rsid="001fc16d" style:font-size-asian="18pt" style:font-weight-asian="bold" style:font-size-complex="18pt" style:font-weight-complex="bold"/>
    </style:style>
    <style:style style:name="P42" style:family="paragraph" style:parent-style-name="Standard">
      <style:text-properties style:font-name="CMU Serif" fo:font-size="8pt" fo:font-weight="bold" officeooo:rsid="002178a7" officeooo:paragraph-rsid="002178a7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CMU Serif" fo:font-size="8pt" fo:font-weight="bold" officeooo:rsid="002308ef" officeooo:paragraph-rsid="0027cc74" style:font-size-asian="7pt" style:font-weight-asian="bold" style:font-size-complex="8pt" style:font-weight-complex="bold"/>
    </style:style>
    <style:style style:name="P44" style:family="paragraph" style:parent-style-name="Standard">
      <style:text-properties style:font-name="CMU Serif" fo:font-size="8pt" fo:font-weight="bold" officeooo:rsid="002178a7" officeooo:paragraph-rsid="002c6b1b" style:font-size-asian="7pt" style:font-weight-asian="bold" style:font-size-complex="8pt" style:font-weight-complex="bold"/>
    </style:style>
    <style:style style:name="P45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8pt" fo:font-style="normal" fo:font-weight="normal" officeooo:rsid="002a2347" officeooo:paragraph-rsid="0033e6b2" style:font-size-asian="7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8pt" fo:font-style="normal" fo:font-weight="normal" officeooo:rsid="002a2347" officeooo:paragraph-rsid="002fb0ce" style:font-size-asian="7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CMU Serif" fo:font-size="8pt" fo:font-weight="normal" officeooo:rsid="004eda81" officeooo:paragraph-rsid="002c6b1b" style:font-size-asian="7pt" style:font-weight-asian="normal" style:font-size-complex="8pt" style:font-weight-complex="normal"/>
    </style:style>
    <style:style style:name="P48" style:family="paragraph" style:parent-style-name="Standard" style:list-style-name="L1">
      <style:text-properties fo:font-size="12pt" officeooo:paragraph-rsid="004e6cc7" style:font-size-asian="12pt" style:font-size-complex="12pt"/>
    </style:style>
    <style:style style:name="P49" style:family="paragraph" style:parent-style-name="Standard" style:list-style-name="L1">
      <style:text-properties fo:font-size="12pt" officeooo:paragraph-rsid="00479966" style:font-size-asian="12pt" style:font-size-complex="12pt"/>
    </style:style>
    <style:style style:name="P50" style:family="paragraph" style:parent-style-name="Standard" style:list-style-name="L1">
      <style:text-properties fo:font-size="12pt" officeooo:rsid="004b7669" officeooo:paragraph-rsid="00548186" style:font-size-asian="12pt" style:font-size-complex="12pt"/>
    </style:style>
    <style:style style:name="P51" style:family="paragraph" style:parent-style-name="Standard">
      <style:text-properties fo:font-size="12pt" officeooo:paragraph-rsid="002308ef" style:font-size-asian="12pt" style:font-size-complex="12pt"/>
    </style:style>
    <style:style style:name="P5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officeooo:paragraph-rsid="0033e6b2"/>
    </style:style>
    <style:style style:name="P53" style:family="paragraph" style:parent-style-name="Standard">
      <style:text-properties officeooo:paragraph-rsid="00626205"/>
    </style:style>
    <style:style style:name="T1" style:family="text">
      <style:text-properties style:text-position="super 58%"/>
    </style:style>
    <style:style style:name="T2" style:family="text">
      <style:text-properties style:font-name="CMU Serif" fo:font-weight="bold" officeooo:rsid="002c6b1b" style:font-weight-asian="bold" style:font-weight-complex="bold"/>
    </style:style>
    <style:style style:name="T3" style:family="text">
      <style:text-properties style:font-name="CMU Serif" fo:font-weight="bold" officeooo:rsid="002308ef" style:font-weight-asian="bold" style:font-weight-complex="bold"/>
    </style:style>
    <style:style style:name="T4" style:family="text">
      <style:text-properties style:font-name="CMU Serif" fo:font-weight="bold" officeooo:rsid="00433b65" style:font-weight-asian="bold" style:font-weight-complex="bold"/>
    </style:style>
    <style:style style:name="T5" style:family="text">
      <style:text-properties style:font-name="CMU Serif" fo:font-size="13pt" fo:font-weight="bold" officeooo:rsid="004ab96a" style:font-size-asian="13pt" style:font-weight-asian="bold" style:font-size-complex="13pt" style:font-weight-complex="bold"/>
    </style:style>
    <style:style style:name="T6" style:family="text">
      <style:text-properties style:font-name="CMU Serif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CMU Serif" fo:font-size="13pt" fo:font-weight="normal" officeooo:rsid="004ab96a" style:font-size-asian="13pt" style:font-weight-asian="normal" style:font-size-complex="13pt" style:font-weight-complex="normal"/>
    </style:style>
    <style:style style:name="T8" style:family="text">
      <style:text-properties style:font-name="CMU Serif" fo:font-size="13pt" fo:font-weight="normal" officeooo:rsid="005ed040" style:font-size-asian="13pt" style:font-weight-asian="normal" style:font-size-complex="13pt" style:font-weight-complex="normal"/>
    </style:style>
    <style:style style:name="T9" style:family="text">
      <style:text-properties style:font-name="CMU Serif" fo:font-size="13pt" fo:font-weight="normal" officeooo:rsid="00626205" style:font-size-asian="13pt" style:font-weight-asian="normal" style:font-size-complex="13pt" style:font-weight-complex="normal"/>
    </style:style>
    <style:style style:name="T10" style:family="text">
      <style:text-properties style:font-name="CMU Serif" fo:font-size="13pt" fo:font-weight="normal" officeooo:rsid="0063388f" style:font-size-asian="13pt" style:font-weight-asian="normal" style:font-size-complex="13pt" style:font-weight-complex="normal"/>
    </style:style>
    <style:style style:name="T11" style:family="text">
      <style:text-properties style:font-name="CMU Serif" fo:font-style="normal" fo:font-weight="normal" officeooo:rsid="002a2347" style:font-style-asian="normal" style:font-weight-asian="normal" style:font-style-complex="normal" style:font-weight-complex="normal"/>
    </style:style>
    <style:style style:name="T12" style:family="text">
      <style:text-properties style:font-name="CMU Serif" fo:font-style="normal" fo:font-weight="normal" officeooo:rsid="002c6b1b" style:font-style-asian="normal" style:font-weight-asian="normal" style:font-style-complex="normal" style:font-weight-complex="normal"/>
    </style:style>
    <style:style style:name="T13" style:family="text">
      <style:text-properties style:font-name="CMU Serif" fo:font-style="normal" fo:font-weight="normal" officeooo:rsid="002f3826" style:font-style-asian="normal" style:font-weight-asian="normal" style:font-style-complex="normal" style:font-weight-complex="normal"/>
    </style:style>
    <style:style style:name="T14" style:family="text">
      <style:text-properties style:font-name="CMU Serif" fo:font-style="italic" officeooo:rsid="002308ef" style:font-style-asian="italic" style:font-style-complex="italic"/>
    </style:style>
    <style:style style:name="T15" style:family="text">
      <style:text-properties style:font-name="CMU Serif" fo:font-style="italic" officeooo:rsid="0023cbdb" style:font-style-asian="italic" style:font-style-complex="italic"/>
    </style:style>
    <style:style style:name="T16" style:family="text">
      <style:text-properties style:font-name="CMU Serif" fo:font-weight="normal" style:font-weight-asian="normal" style:font-weight-complex="normal"/>
    </style:style>
    <style:style style:name="T17" style:family="text">
      <style:text-properties style:font-name="CMU Serif" fo:font-weight="normal" officeooo:rsid="002f3826" style:font-weight-asian="normal" style:font-weight-complex="normal"/>
    </style:style>
    <style:style style:name="T18" style:family="text">
      <style:text-properties style:font-name="CMU Serif" fo:font-weight="normal" officeooo:rsid="0033e6b2" style:font-weight-asian="normal" style:font-weight-complex="normal"/>
    </style:style>
    <style:style style:name="T19" style:family="text">
      <style:text-properties style:font-name="CMU Serif" fo:font-weight="normal" officeooo:rsid="004e6cc7" style:font-weight-asian="normal" style:font-weight-complex="normal"/>
    </style:style>
    <style:style style:name="T20" style:family="text">
      <style:text-properties style:font-name="CMU Serif" fo:font-weight="normal" officeooo:rsid="004e86f6" style:font-weight-asian="normal" style:font-weight-complex="normal"/>
    </style:style>
    <style:style style:name="T21" style:family="text">
      <style:text-properties style:font-name="CMU Serif" fo:font-weight="normal" officeooo:rsid="004e6f2c" style:font-weight-asian="normal" style:font-weight-complex="normal"/>
    </style:style>
    <style:style style:name="T22" style:family="text">
      <style:text-properties style:font-name="CMU Serif" fo:font-weight="normal" officeooo:rsid="004eda81" style:font-weight-asian="normal" style:font-weight-complex="normal"/>
    </style:style>
    <style:style style:name="T23" style:family="text">
      <style:text-properties style:font-name="CMU Serif" fo:font-weight="normal" officeooo:rsid="004b4bf4" style:font-weight-asian="normal" style:font-weight-complex="normal"/>
    </style:style>
    <style:style style:name="T24" style:family="text">
      <style:text-properties style:font-name="CMU Serif" fo:font-weight="normal" officeooo:rsid="00479966" style:font-weight-asian="normal" style:font-weight-complex="normal"/>
    </style:style>
    <style:style style:name="T25" style:family="text">
      <style:text-properties style:font-name="CMU Serif" fo:font-weight="normal" officeooo:rsid="00548186" style:font-weight-asian="normal" style:font-weight-complex="normal"/>
    </style:style>
    <style:style style:name="T26" style:family="text">
      <style:text-properties style:font-name="CMU Serif" fo:font-weight="normal" officeooo:rsid="0058d59d" style:font-weight-asian="normal" style:font-weight-complex="normal"/>
    </style:style>
    <style:style style:name="T27" style:family="text">
      <style:text-properties style:font-name="CMU Serif" fo:font-weight="normal" officeooo:rsid="005a114c" style:font-weight-asian="normal" style:font-weight-complex="normal"/>
    </style:style>
    <style:style style:name="T28" style:family="text">
      <style:text-properties style:font-name="CMU Serif" fo:font-size="12pt" fo:font-weight="bold" officeooo:rsid="00433b65" style:font-size-asian="12pt" style:font-weight-asian="bold" style:font-size-complex="12pt" style:font-weight-complex="bold"/>
    </style:style>
    <style:style style:name="T29" style:family="text">
      <style:text-properties style:font-name="CMU Serif" fo:font-size="12pt" fo:font-weight="bold" officeooo:rsid="002c6b1b" style:font-size-asian="12pt" style:font-weight-asian="bold" style:font-size-complex="12pt" style:font-weight-complex="bold"/>
    </style:style>
    <style:style style:name="T30" style:family="text">
      <style:text-properties style:font-name="CMU Serif" fo:font-size="12pt" fo:font-weight="bold" officeooo:rsid="002308ef" style:font-size-asian="12pt" style:font-weight-asian="bold" style:font-size-complex="12pt" style:font-weight-complex="bold"/>
    </style:style>
    <style:style style:name="T31" style:family="text">
      <style:text-properties style:font-name="CMU Serif" fo:font-size="12pt" fo:font-style="normal" fo:font-weight="normal" officeooo:rsid="0033e6b2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MU Serif" fo:font-size="12pt" fo:font-style="normal" fo:font-weight="normal" officeooo:rsid="002f3826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CMU Serif" fo:font-size="12pt" fo:font-style="normal" fo:font-weight="normal" officeooo:rsid="002c6b1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MU Serif" fo:font-size="12pt" fo:font-style="normal" fo:font-weight="normal" officeooo:rsid="0062620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3pt" fo:font-weight="normal" officeooo:rsid="002c6b1b" style:font-size-asian="13pt" style:font-weight-asian="normal" style:font-size-complex="13pt" style:font-weight-complex="normal"/>
    </style:style>
    <style:style style:name="T36" style:family="text">
      <style:text-properties fo:font-size="13pt" fo:font-weight="normal" officeooo:rsid="003e007a" style:font-size-asian="13pt" style:font-weight-asian="normal" style:font-size-complex="13pt" style:font-weight-complex="normal"/>
    </style:style>
    <style:style style:name="T37" style:family="text">
      <style:text-properties fo:font-size="13pt" fo:font-weight="normal" officeooo:rsid="0027cc74" style:font-size-asian="13pt" style:font-weight-asian="normal" style:font-size-complex="13pt" style:font-weight-complex="normal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officeooo:rsid="003a7432" style:font-size-asian="15pt" style:font-size-complex="15pt"/>
    </style:style>
    <style:style style:name="T40" style:family="text">
      <style:text-properties fo:font-size="15pt" officeooo:rsid="005d2f20" style:font-size-asian="15pt" style:font-size-complex="15pt"/>
    </style:style>
    <style:style style:name="T41" style:family="text">
      <style:text-properties fo:font-size="15pt" officeooo:rsid="0027cc74" style:font-size-asian="15pt" style:font-size-complex="15pt"/>
    </style:style>
    <style:style style:name="T42" style:family="text">
      <style:text-properties fo:font-size="15pt" fo:font-weight="normal" officeooo:rsid="003e007a" style:font-size-asian="15pt" style:font-weight-asian="normal" style:font-size-complex="15pt" style:font-weight-complex="normal"/>
    </style:style>
    <style:style style:name="T43" style:family="text">
      <style:text-properties officeooo:rsid="002a2347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16fba9" style:font-style-asian="italic" style:font-style-complex="italic"/>
    </style:style>
    <style:style style:name="T46" style:family="text">
      <style:text-properties fo:font-style="italic" officeooo:rsid="002c6d68" style:font-style-asian="italic" style:font-style-complex="italic"/>
    </style:style>
    <style:style style:name="T47" style:family="text">
      <style:text-properties fo:font-weight="normal" officeooo:rsid="0036f7f4" style:font-weight-asian="normal" style:font-weight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fo:font-weight="normal" officeooo:rsid="002a234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6f7f4" style:font-style-asian="normal" style:font-weight-asian="normal" style:font-style-complex="normal" style:font-weight-complex="normal"/>
    </style:style>
    <style:style style:name="T51" style:family="text">
      <style:text-properties officeooo:rsid="003b68b7"/>
    </style:style>
    <style:style style:name="T52" style:family="text">
      <style:text-properties officeooo:rsid="00567fe6"/>
    </style:style>
    <style:style style:name="T53" style:family="text">
      <style:text-properties officeooo:rsid="005b69ef"/>
    </style:style>
    <style:style style:name="T54" style:family="text">
      <style:text-properties officeooo:rsid="005d2f20"/>
    </style:style>
    <style:style style:name="T55" style:family="text">
      <style:text-properties officeooo:rsid="0027cc74"/>
    </style:style>
    <style:style style:name="T56" style:family="text">
      <style:text-properties officeooo:rsid="005ed040"/>
    </style:style>
    <style:style style:name="T57" style:family="text">
      <style:text-properties officeooo:rsid="006338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53">Derek </text:span>Reissenzahn</text:p>
      <text:p text:style-name="P21">reissenzahn.com | dreissenzahn@protonmail.com | 064 685 5568</text:p>
      <text:p text:style-name="P4"/>
      <text:p text:style-name="Horizontal_20_Line"><text:span text:style-name="T38">E</text:span>DUCATION</text:p>
      <text:p text:style-name="P10"/>
      <text:p text:style-name="P19">University of Cape Town<text:tab/><text:span text:style-name="T47">Jan. </text:span><text:span text:style-name="T49">2019 – </text:span><text:span text:style-name="T50">Dec. </text:span><text:span text:style-name="T49">2021</text:span></text:p>
      <text:p text:style-name="P51"><text:span text:style-name="T14">B</text:span><text:span text:style-name="T15">Sc.</text:span><text:span text:style-name="T14"> Pure Mathematics and Computer Science</text:span></text:p>
      <text:p text:style-name="P42"/>
      <text:p text:style-name="P18">Bishops Diocesan Colleg<text:span text:style-name="T43">e<text:tab/></text:span><text:span text:style-name="T47">Jan. </text:span><text:span text:style-name="T49">2013 – </text:span><text:span text:style-name="T50">Dec. </text:span><text:span text:style-name="T49">2018</text:span></text:p>
      <text:p text:style-name="P14">National Senior Certificate</text:p>
      <text:p text:style-name="P7"/>
      <text:list xml:id="list1484283859" text:style-name="L1">
        <text:list-item>
          <text:p text:style-name="P33">2<text:span text:style-name="T1">nd</text:span> place NSC matriculant in the Western Cape (2018).</text:p>
        </text:list-item>
        <text:list-item>
          <text:p text:style-name="P33">Dux Scholar, Bishops Diocesan College (2018).</text:p>
        </text:list-item>
      </text:list>
      <text:p text:style-name="P12"/>
      <text:p text:style-name="P29"><text:span text:style-name="T38">E</text:span><text:span text:style-name="T35">XPERIENCE</text:span></text:p>
      <text:p text:style-name="P20"/>
      <text:p text:style-name="P52"><text:span text:style-name="T28">Software Development</text:span><text:span text:style-name="T29"> Internship</text:span><text:span text:style-name="T30"><text:tab/></text:span><text:span text:style-name="T31">Dec</text:span><text:span text:style-name="T32">. 2020</text:span><text:span text:style-name="T33"> – </text:span><text:span text:style-name="T34">Feb</text:span><text:span text:style-name="T33">. </text:span><text:span text:style-name="T32">202</text:span><text:span text:style-name="T34">1</text:span></text:p>
      <text:p text:style-name="P24"><text:span text:style-name="T17">S</text:span><text:span text:style-name="T16">kynamo</text:span></text:p>
      <text:p text:style-name="P45"/>
      <text:list xml:id="list101507059917817" text:continue-numbering="true" text:style-name="L1">
        <text:list-item>
          <text:p text:style-name="P34">Slack bot for managing Android Releases deployed using Terraform.</text:p>
        </text:list-item>
        <text:list-item>
          <text:p text:style-name="P37">Real-time bi-directional service integration.</text:p>
        </text:list-item>
      </text:list>
      <text:p text:style-name="P43"/>
      <text:p text:style-name="P23"><text:span text:style-name="T4">Software Development</text:span><text:span text:style-name="T2"> Internship</text:span><text:span text:style-name="T17"><text:tab/>Dec. 2019 – </text:span><text:span text:style-name="T18">Jan</text:span><text:span text:style-name="T17">. 2020</text:span></text:p>
      <text:p text:style-name="P25"><text:span text:style-name="T17">P</text:span><text:span text:style-name="T16">olymorph </text:span><text:span text:style-name="T27">Systems</text:span></text:p>
      <text:p text:style-name="P46"/>
      <text:list xml:id="list101507159025707" text:continue-numbering="true" text:style-name="L1">
        <text:list-item>
          <text:p text:style-name="P48"><text:span text:style-name="T19">Outlier detection models for detecting anomalous </text:span><text:span text:style-name="T20">readings from </text:span><text:span text:style-name="T19">I</text:span><text:span text:style-name="T21">o</text:span><text:span text:style-name="T19">T sensors.</text:span></text:p>
        </text:list-item>
        <text:list-item>
          <text:p text:style-name="P35">Fault-tolerant architecture for <text:span text:style-name="T54">running</text:span> data science workloads <text:span text:style-name="T54">using</text:span> Kubernetes.</text:p>
        </text:list-item>
        <text:list-item>
          <text:p text:style-name="P36">Web client application for management of <text:span text:style-name="T52">datasets and reviewing model output</text:span>.</text:p>
        </text:list-item>
      </text:list>
      <text:p text:style-name="P43"/>
      <text:p text:style-name="P22"><text:span text:style-name="T4">Software Development</text:span><text:span text:style-name="T2"> Internship</text:span><text:span text:style-name="T3"><text:tab/></text:span><text:span text:style-name="T12">Ju</text:span><text:span text:style-name="T13">n. 2019</text:span><text:span text:style-name="T12"> – Jul. </text:span><text:span text:style-name="T11">2019</text:span></text:p>
      <text:p text:style-name="P15"><text:span text:style-name="T43">S</text:span>kynamo</text:p>
      <text:p text:style-name="P47"/>
      <text:list xml:id="list101506537921466" text:continue-numbering="true" text:style-name="L1">
        <text:list-item>
          <text:p text:style-name="P49"><text:span text:style-name="T23">C</text:span><text:span text:style-name="T24">ollaborative filtering recommendation </text:span><text:span text:style-name="T23">engine</text:span><text:span text:style-name="T24"> using singular value </text:span><text:span text:style-name="T26">de</text:span><text:span text:style-name="T24">composition.</text:span></text:p>
        </text:list-item>
        <text:list-item>
          <text:p text:style-name="P50"><text:span text:style-name="T24">Graphical client application for </text:span><text:span text:style-name="T25">submitting support tickets between departments</text:span><text:span text:style-name="T22">.</text:span></text:p>
        </text:list-item>
      </text:list>
      <text:p text:style-name="P44"/>
      <text:p text:style-name="P16"><text:span text:style-name="T48">“Derek was able to add real business value on multiple projects assigned to him. Derek was friendly, easy to work with and extremely capable.” —</text:span><text:span text:style-name="T44"> </text:span><text:span text:style-name="T45">Wim Morris, COO </text:span><text:span text:style-name="T46">at </text:span><text:span text:style-name="T45">Skynamo</text:span></text:p>
      <text:p text:style-name="P17"/>
      <text:p text:style-name="P32"><text:span text:style-name="T40">C</text:span><text:span text:style-name="T37">URRENT</text:span><text:span text:style-name="T41"> P</text:span><text:span text:style-name="T55">ROJECTS</text:span></text:p>
      <text:p text:style-name="P11"/>
      <text:p text:style-name="P40">reissenzahn.com</text:p>
      <text:p text:style-name="P53"><text:span text:style-name="T9">Technical writings about computer science with a focus on </text:span><text:span text:style-name="T10">interesting data structures (HyperLogLog, Merk</text:span></text:p>
      <text:p text:style-name="P11"/>
      <text:p text:style-name="P40">dtorrent</text:p>
      <text:p text:style-name="P53"><text:soft-page-break/><text:span text:style-name="T9">Implementation of a BitTorrent client from scratch </text:span><text:span text:style-name="T10">using Linux networking interfaces</text:span><text:span text:style-name="T9">.</text:span></text:p>
      <text:p text:style-name="P53"><text:span text:style-name="T9"/></text:p>
      <text:p text:style-name="P28"><text:span text:style-name="T42">T</text:span><text:span text:style-name="T36">ECHNICAL</text:span></text:p>
      <text:p text:style-name="P9"/>
      <text:p text:style-name="P27"><text:span text:style-name="T5">Languages:</text:span><text:span text:style-name="T7"> Java, Go, JavaScript</text:span></text:p>
      <text:p text:style-name="P13"/>
      <text:p text:style-name="P26"><text:span text:style-name="T7">F</text:span><text:span text:style-name="T6">rameworks: </text:span></text:p>
      <text:p text:style-name="P6"/>
      <text:p text:style-name="P30"/>
      <text:p text:style-name="P6"/>
      <text:p text:style-name="P8"/>
      <text:p text:style-name="P31"><text:span text:style-name="T39">A</text:span><text:span text:style-name="T51">CHIEVEMENTS</text:span></text:p>
      <text:p text:style-name="P12"/>
      <text:p text:style-name="P12"/>
      <text:p text:style-name="P3">Interests</text:p>
      <text:p text:style-name="P3"/>
      <text:p text:style-name="P3">P2P</text:p>
      <text:p text:style-name="P3">BitTorrent</text:p>
      <text:p text:style-name="P3">Kademlia</text:p>
      <text:p text:style-name="P3">DHT</text:p>
      <text:p text:style-name="P3">Consistent Hashing</text:p>
      <text:p text:style-name="P1"/>
      <text:p text:style-name="P1"/>
      <text:p text:style-name="P5">Academic Accomplishments</text:p>
      <text:p text:style-name="P2"/>
      <text:list xml:id="list2594953702" text:style-name="L2">
        <text:list-item>
          <text:p text:style-name="P38">Mintek Science Competition finalist (2018).</text:p>
        </text:list-item>
        <text:list-item>
          <text:p text:style-name="P38">SAASTA National Science Debating finalist (2017).</text:p>
        </text:list-item>
        <text:list-item>
          <text:p text:style-name="P38">SAIIA Youth Research Symposium finalist and best speaker (2016).</text:p>
        </text:list-item>
        <text:list-item>
          <text:p text:style-name="P38">Eskom Science Expo gold medallist (2016).</text:p>
        </text:list-item>
        <text:list-item>
          <text:p text:style-name="P38">National Debating finalist (2015).</text:p>
        </text:list-item>
      </text:list>
      <text:p text:style-name="P2"/>
      <text:p text:style-name="P5">Community Involvement</text:p>
      <text:p text:style-name="P2"/>
      <text:p text:style-name="P2">Committed to issues of Sustainable Development. Most notably, presented at the SAIIA Youth Research Symposium regarding nuclear energy in South Africa; awarded best presenter (2016). Committee member of the Global Issues Network, Bishops College (2013 –2018); presented findings of collaborative research at the Youth Environmental Leadership Conference (2017)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14pt solid #000000" text:number-lines="false" text:line-number="0" style:join-border="false">
        <style:tab-stops/>
      </style:paragraph-properties>
      <style:text-properties fo:font-size="13pt" fo:font-weight="normal" officeooo:rsid="002178a7" style:font-size-asian="13pt" style:font-weight-asian="normal" style:font-size-complex="13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4:44:04.560933536</meta:creation-date>
    <dc:date>2021-01-20T10:15:05.105000000</dc:date>
    <meta:editing-duration>P1DT17H55M1S</meta:editing-duration>
    <meta:editing-cycles>76</meta:editing-cycles>
    <meta:generator>LibreOffice/6.4.5.2$Windows_X86_64 LibreOffice_project/a726b36747cf2001e06b58ad5db1aa3a9a1872d6</meta:generator>
    <meta:print-date>2019-10-01T15:15:07.990876422</meta:print-date>
    <meta:document-statistic meta:table-count="0" meta:image-count="0" meta:object-count="0" meta:page-count="2" meta:paragraph-count="47" meta:word-count="303" meta:character-count="2221" meta:non-whitespace-character-count="1972"/>
  </office:meta>
</office:document-meta>
</file>